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2D000001F9FBEFAC356776C9C1.png" manifest:media-type="image/png"/>
  <manifest:file-entry manifest:full-path="Pictures/1000020100000260000001CE926DE145ABC32E3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8b7355" draw:textarea-horizontal-align="justify" draw:textarea-vertical-align="middle" draw:auto-grow-height="false" fo:min-height="12.384cm" fo:min-width="19.034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solid" draw:fill-color="#eedfcc" draw:textarea-horizontal-align="justify" draw:textarea-vertical-align="middle" draw:auto-grow-height="false" fo:min-height="11.392cm" fo:min-width="17.943cm"/>
    </style:style>
    <style:style style:name="gr5" style:family="graphic" style:parent-style-name="objectwithoutfill">
      <style:graphic-properties svg:stroke-width="0.2cm" svg:stroke-color="#8b8378" draw:marker-start-width="0.8cm" draw:marker-end-width="0.8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b7355"/>
      <style:paragraph-properties fo:text-align="center"/>
    </style:style>
    <style:style style:name="P3" style:family="paragraph">
      <loext:graphic-properties draw:fill="solid" draw:fill-color="#eedfcc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11.17cm" svg:x="12.7cm" svg:y="7.9cm">
          <draw:image xlink:href="Pictures/1000020100000260000001CE926DE145ABC32E34.png" xlink:type="simple" xlink:show="embed" xlink:actuate="onLoad">
            <text:p/>
          </draw:image>
        </draw:frame>
        <draw:custom-shape draw:style-name="gr2" draw:text-style-name="P2" draw:layer="layout" svg:width="20.9cm" svg:height="14cm" svg:x="1.4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2cm" svg:height="0.1cm" svg:x="17.2cm" svg:y="1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001cm" svg:height="0.1cm" svg:x="17.7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9.701cm" svg:height="12.9cm" svg:x="1.999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6.2cm" svg:height="12.5cm" svg:x="4cm" svg:y="2.8cm">
          <draw:image xlink:href="Pictures/100002010000022D000001F9FBEFAC356776C9C1.png" xlink:type="simple" xlink:show="embed" xlink:actuate="onLoad">
            <text:p/>
          </draw:image>
        </draw:frame>
        <draw:line draw:style-name="gr5" draw:text-style-name="P4" draw:layer="layout" svg:x1="22.8cm" svg:y1="16.9cm" svg:x2="17.2cm" svg:y2="10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8T10:41:18.902282954</meta:creation-date>
    <dc:date>2020-02-28T11:38:48.184744402</dc:date>
    <meta:editing-duration>PT47M19S</meta:editing-duration>
    <meta:editing-cycles>2</meta:editing-cycles>
    <meta:generator>LibreOffice/6.0.2.1$Linux_X86_64 LibreOffice_project/00m0$Build-1</meta:generator>
    <meta:document-statistic meta:object-count="7"/>
  </office:meta>
</office:document-meta>
</file>